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Activa" svg:font-family="Act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3" style:family="graphic" style:parent-style-name="standard">
      <style:graphic-properties draw:stroke="none" draw:fill-color="#a0a0a0" draw:textarea-horizontal-align="justify" draw:textarea-vertical-align="middle" draw:auto-grow-height="false" fo:min-height="0cm" fo:min-width="17.5cm"/>
    </style:style>
    <style:style style:name="gr4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5" style:family="graphic" style:parent-style-name="standard">
      <style:graphic-properties draw:stroke="none" draw:fill-color="#fb0038" draw:textarea-horizontal-align="justify" draw:textarea-vertical-align="middle" draw:auto-grow-height="false" fo:min-height="0.45cm" fo:min-width="0.2cm"/>
    </style:style>
    <style:style style:name="gr6" style:family="graphic" style:parent-style-name="standard">
      <style:graphic-properties draw:stroke="none" draw:fill-color="#75c0a0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draw:fill-color="#60b010" draw:textarea-horizontal-align="justify" draw:textarea-vertical-align="middle" draw:auto-grow-height="false" fo:min-height="0.45cm" fo:min-width="0.2cm"/>
    </style:style>
    <style:style style:name="gr8" style:family="graphic" style:parent-style-name="objectwithoutfill">
      <style:graphic-properties draw:stroke="dash" draw:stroke-dash="_32__20_Dots_20_1_20_Dash" svg:stroke-width="0.212cm" svg:stroke-color="#6b47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solid" draw:stroke-dash="_32__20_Dots_20_1_20_Dash" svg:stroke-width="0.212cm" svg:stroke-color="#f0a030" draw:marker-start-width="0.518cm" draw:marker-end-width="0.518cm" draw:stroke-linejoin="miter" svg:stroke-linecap="square" draw:fill="none" draw:textarea-horizontal-align="center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draw:fill-color="#f82030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draw:fill-color="#60b01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width="0.212cm" svg:stroke-color="#08c0f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solid" draw:fill-color="#60b01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fb0038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svg:stroke-width="0.212cm" svg:stroke-color="#b080a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849cm"/>
      <style:paragraph-properties style:writing-mode="lr-tb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style:paragraph-properties fo:text-align="center"/>
      <style:text-properties fo:color="#ffffff" loext:opacity="100%" style:font-name="Times New Roman" fo:font-size="48pt" style:font-size-asian="48pt" style:font-size-complex="48pt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Times New Roman" fo:font-size="48pt" style:font-size-asian="48pt" style:font-size-complex="48pt"/>
    </style:style>
    <style:style style:name="P4" style:family="paragraph">
      <loext:graphic-properties draw:fill-color="#a0a0a0"/>
      <style:paragraph-properties fo:text-align="center"/>
    </style:style>
    <style:style style:name="P5" style:family="paragraph">
      <style:paragraph-properties fo:text-align="center"/>
      <style:text-properties fo:color="#ffffff" loext:opacity="100%"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Times New Roman" fo:font-size="36pt" style:font-size-asian="36pt" style:font-size-complex="36pt"/>
    </style:style>
    <style:style style:name="P7" style:family="paragraph">
      <style:paragraph-properties fo:text-align="center"/>
      <style:text-properties fo:color="#ffffff" loext:opacity="100%" style:font-name="Times New Roman" fo:font-size="28pt" fo:letter-spacing="0.12cm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style:font-name="Times New Roman" fo:font-size="28pt" fo:letter-spacing="0.12cm" style:font-size-asian="36pt" style:font-size-complex="36pt"/>
    </style:style>
    <style:style style:name="P9" style:family="paragraph">
      <style:paragraph-properties fo:text-align="center"/>
      <style:text-properties fo:color="#70c0a0" loext:opacity="100%" style:font-name="Times New Roman" fo:font-size="22pt" fo:letter-spacing="0.06cm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70c0a0" loext:opacity="100%" style:font-name="Times New Roman" fo:font-size="22pt" fo:letter-spacing="0.06cm" style:font-size-asian="22pt" style:font-size-complex="22pt"/>
    </style:style>
    <style:style style:name="P11" style:family="paragraph">
      <loext:graphic-properties draw:fill-color="#fb0038"/>
      <style:paragraph-properties fo:text-align="center"/>
    </style:style>
    <style:style style:name="P12" style:family="paragraph">
      <loext:graphic-properties draw:fill-color="#75c0a0"/>
      <style:paragraph-properties fo:text-align="center"/>
    </style:style>
    <style:style style:name="P13" style:family="paragraph">
      <loext:graphic-properties draw:fill-color="#60b01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82030"/>
      <style:paragraph-properties fo:text-align="center"/>
    </style:style>
    <style:style style:name="P16" style:family="paragraph">
      <loext:graphic-properties draw:fill="solid" draw:fill-color="#60b010"/>
      <style:paragraph-properties fo:text-align="center"/>
    </style:style>
    <style:style style:name="P17" style:family="paragraph">
      <style:text-properties fo:color="#ffffff" loext:opacity="100%" style:font-name="Times New Roman" fo:font-size="36pt" fo:background-color="transparent" style:font-size-asian="48pt" style:font-size-complex="48pt"/>
    </style:style>
    <style:style style:name="P18" style:family="paragraph">
      <loext:graphic-properties draw:fill="none" draw:fill-color="#ffffff"/>
      <style:text-properties fo:color="#ffffff" loext:opacity="100%" style:font-name="Times New Roman" fo:font-size="36pt" fo:background-color="transparent" style:font-size-asian="48pt" style:font-size-complex="48pt"/>
    </style:style>
    <style:style style:name="P19" style:family="paragraph">
      <style:text-properties fo:color="#b080a0" loext:opacity="100%" style:font-name="Courier New" fo:font-size="48pt" fo:background-color="transparent" style:font-size-asian="48pt" style:font-size-complex="48pt"/>
    </style:style>
    <style:style style:name="P20" style:family="paragraph">
      <loext:graphic-properties draw:fill="none" draw:fill-color="#ffffff"/>
      <style:text-properties fo:color="#b080a0" loext:opacity="100%" style:font-name="Courier New" fo:font-size="48pt" fo:background-color="transparent" style:font-size-asian="48pt" style:font-size-complex="48pt"/>
    </style:style>
    <style:style style:name="P21" style:family="paragraph">
      <style:text-properties fo:color="#83caff" loext:opacity="100%" style:font-name="Courier New" fo:font-size="48pt" fo:background-color="transparent" style:font-size-asian="48pt" style:font-size-complex="48pt"/>
    </style:style>
    <style:style style:name="P22" style:family="paragraph">
      <loext:graphic-properties draw:fill="none" draw:fill-color="#ffffff"/>
      <style:text-properties fo:color="#83caff" loext:opacity="100%" style:font-name="Courier New" fo:font-size="48pt" fo:background-color="transparent" style:font-size-asian="48pt" style:font-size-complex="48pt"/>
    </style:style>
    <style:style style:name="T1" style:family="text">
      <style:text-properties fo:color="#ffffff" loext:opacity="100%" style:font-name="Times New Roman" fo:font-size="48pt" style:font-size-asian="48pt" style:font-size-complex="48pt"/>
    </style:style>
    <style:style style:name="T2" style:family="text">
      <style:text-properties fo:color="#ffffff" loext:opacity="100%" style:font-name="Times New Roman" fo:font-size="36pt" style:font-size-asian="36pt" style:font-size-complex="36pt"/>
    </style:style>
    <style:style style:name="T3" style:family="text">
      <style:text-properties fo:color="#ffffff" loext:opacity="100%" style:font-name="Times New Roman" fo:letter-spacing="0.12cm" style:font-size-asian="36pt" style:font-size-complex="36pt"/>
    </style:style>
    <style:style style:name="T4" style:family="text">
      <style:text-properties fo:color="#70c0a0" loext:opacity="100%" style:font-name="Times New Roman" fo:font-size="22pt" fo:letter-spacing="0.06cm" style:font-size-asian="22pt" style:font-size-complex="22pt"/>
    </style:style>
    <style:style style:name="T5" style:family="text">
      <style:text-properties fo:color="#ffffff" loext:opacity="100%" style:font-name="Times New Roman" fo:background-color="transparent" style:font-size-asian="48pt" style:font-size-complex="48pt"/>
    </style:style>
    <style:style style:name="T6" style:family="text">
      <style:text-properties fo:color="#b080a0" loext:opacity="100%" style:font-name="Courier New" fo:font-size="48pt" fo:background-color="transparent" style:font-size-asian="48pt" style:font-size-complex="48pt"/>
    </style:style>
    <style:style style:name="T7" style:family="text">
      <style:text-properties fo:color="#83caff" loext:opacity="100%" style:font-name="Courier New" fo:font-size="66pt" fo:background-color="transparent" style:font-size-asian="66pt" style:font-size-complex="66pt"/>
    </style:style>
    <style:style style:name="T8" style:family="text">
      <style:text-properties fo:color="#83caff" loext:opacity="100%" style:font-name="Times New Roman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8.999cm" svg:height="27.699cm" svg:x="1cm" svg:y="1cm" svg:viewBox="0 0 19000 27700" svg:d="M0 27700c0-9233 0-18467 0-27700 6333 0 12667 0 19000 0 0 9233 0 18467 0 27700-6333 0-12667 0-19000 0z">
          <text:p/>
        </draw:path>
        <draw:frame draw:style-name="gr2" draw:text-style-name="P3" draw:layer="layout" svg:width="17.1cm" svg:height="4.001cm" svg:x="1.9cm" svg:y="2.1cm">
          <draw:text-box>
            <text:p text:style-name="P2"><text:span text:style-name="T1">AMIGA ROM Kernel</text:span></text:p>
            <text:p text:style-name="P2"><text:span text:style-name="T1">Reference Manual</text:span></text:p>
          </draw:text-box>
        </draw:frame>
        <draw:custom-shape draw:style-name="gr3" draw:text-style-name="P4" draw:layer="layout" svg:width="18cm" svg:height="0.1cm" svg:x="1.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7.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cm" svg:height="1.656cm" svg:x="1.4cm" svg:y="6.1cm">
          <draw:text-box>
            <text:p text:style-name="P5"><text:span text:style-name="T2">AmigaDOS</text:span></text:p>
          </draw:text-box>
        </draw:frame>
        <draw:custom-shape draw:style-name="gr3" draw:text-style-name="P4" draw:layer="layout" svg:width="18cm" svg:height="0.1cm" svg:x="1.4cm" svg:y="2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3.6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8cm" svg:height="1.4cm" svg:x="1.4cm" svg:y="26.5cm">
          <draw:text-box>
            <text:p text:style-name="P7"><text:span text:style-name="T3">FIRST <text:s/>EDITION</text:span></text:p>
          </draw:text-box>
        </draw:frame>
        <draw:frame draw:style-name="gr4" draw:text-style-name="P10" draw:layer="layout" svg:width="18cm" svg:height="1.4cm" svg:x="1.4cm" svg:y="23.6cm">
          <draw:text-box>
            <text:p text:style-name="P9"><text:span text:style-name="T4">AMIGA TECHNICAL REFERENCE SERIES</text:span></text:p>
          </draw:text-box>
        </draw:frame>
        <draw:custom-shape draw:style-name="gr5" draw:text-style-name="P11" draw:layer="layout" svg:width="0.7cm" svg:height="0.7cm" svg:x="1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0.7cm" svg:height="0.7cm" svg:x="19.3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7cm" svg:height="0.7cm" svg:x="5.3cm" svg:y="28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7cm" svg:y1="15.1cm" svg:x2="5.7cm" svg:y2="20.8cm">
          <text:p/>
        </draw:line>
        <draw:line draw:style-name="gr8" draw:text-style-name="P14" draw:layer="layout" svg:x1="5.6cm" svg:y1="20.949cm" svg:x2="12.9cm" svg:y2="20.949cm">
          <text:p/>
        </draw:line>
        <draw:polyline draw:style-name="gr9" draw:text-style-name="P14" draw:layer="layout" svg:width="6.799cm" svg:height="0.608cm" svg:x="13.1cm" svg:y="20.349cm" svg:viewBox="0 0 6800 609" draw:points="0,609 2914,609 2914,609 3400,0 3400,0 3886,609 3886,609 6800,609">
          <text:p/>
        </draw:polyline>
        <draw:polyline draw:style-name="gr10" draw:text-style-name="P14" draw:layer="layout" svg:width="4.799cm" svg:height="3.999cm" svg:x="1cm" svg:y="10.8cm" svg:viewBox="0 0 4800 4000" draw:points="0,0 2800,0 2800,4000 4800,4000">
          <text:p/>
        </draw:polyline>
        <draw:custom-shape draw:style-name="gr11" draw:text-style-name="P15" draw:layer="layout" svg:width="0.4cm" svg:height="0.4cm" svg:x="16.3cm" svg:y="19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3" draw:layer="layout" svg:width="0.4cm" svg:height="0.4cm" svg:x="5.3cm" svg:y="10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3" draw:text-style-name="P14" draw:layer="layout" svg:width="7.999cm" svg:height="0.499cm" svg:x="6.1cm" svg:y="10.6cm" svg:viewBox="0 0 8000 500" svg:d="M0 500c400 0 600-500 1000-500s600 500 1000 500 600-500 1000-500 600 500 1000 500 600-500 1000-500 600 500 1000 500 600-500 1000-500 600 500 1000 500">
          <text:p/>
        </draw:path>
        <draw:g>
          <draw:custom-shape draw:style-name="gr14" draw:text-style-name="P16" draw:layer="layout" svg:width="0.1cm" svg:height="0.1cm" svg:x="9.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0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1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2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3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0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1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2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3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0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1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2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3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3cm" svg:y="1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0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1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2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3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3cm" svg:y="16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0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1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2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3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0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1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2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13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6" draw:layer="layout" svg:width="0.1cm" svg:height="0.1cm" svg:x="9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1" draw:layer="layout" svg:width="0.4cm" svg:height="0.4cm" draw:transform="rotate (0.0190240888467382) translate (11.343cm 13.08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6" draw:text-style-name="P14" draw:layer="layout" svg:width="7.999cm" svg:height="0.499cm" svg:x="8.5cm" svg:y="18.6cm" svg:viewBox="0 0 8000 500" svg:d="M0 500c400 0 600-500 1000-500s600 500 1000 500 600-500 1000-500 600 500 1000 500 600-500 1000-500 600 500 1000 500 600-500 1000-500 600 500 1000 500">
          <text:p/>
        </draw:path>
        <draw:frame draw:style-name="gr17" draw:text-style-name="P18" draw:layer="layout" svg:width="3.6cm" svg:height="2.261cm" svg:x="6.2cm" svg:y="17.939cm">
          <draw:text-box>
            <text:p text:style-name="P17"><text:span text:style-name="T5">„</text:span><text:span text:style-name="T5">*</text:span></text:p>
          </draw:text-box>
        </draw:frame>
        <draw:frame draw:style-name="gr18" draw:text-style-name="P20" draw:layer="layout" svg:width="2cm" svg:height="3.061cm" svg:x="3.9cm" svg:y="9.801cm">
          <draw:text-box>
            <text:p text:style-name="P19"><text:span text:style-name="T6">«</text:span></text:p>
          </draw:text-box>
        </draw:frame>
        <draw:frame draw:style-name="gr19" draw:text-style-name="P22" draw:layer="layout" svg:width="3cm" svg:height="2.889cm" svg:x="2.2cm" svg:y="19.934cm">
          <draw:text-box>
            <text:p text:style-name="P21"><text:span text:style-name="T7">«</text:span><text:span text:style-name="T8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Activa" svg:font-family="Act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1:38.204662509</meta:creation-date>
    <dc:date>2024-03-31T18:13:11.153682887</dc:date>
    <meta:editing-duration>PT46M18S</meta:editing-duration>
    <meta:editing-cycles>11</meta:editing-cycles>
    <meta:generator>LibreOffice/7.0.4.2$Linux_X86_64 LibreOffice_project/00$Build-2</meta:generator>
    <meta:document-statistic meta:object-count="63"/>
  </office:meta>
</office:document-meta>
</file>